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M Roman 10" svg:font-family="'LM Roman 10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M Roman 10" officeooo:rsid="000f0bd9" officeooo:paragraph-rsid="000f0bd9"/>
    </style:style>
    <style:style style:name="P2" style:family="paragraph" style:parent-style-name="Standard">
      <style:text-properties style:font-name="LM Roman 10" fo:font-style="italic" style:text-underline-style="solid" style:text-underline-width="auto" style:text-underline-color="font-color" fo:font-weight="bold" officeooo:rsid="000f0bd9" officeooo:paragraph-rsid="000f0bd9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LM Roman 10" fo:font-style="italic" style:text-underline-style="solid" style:text-underline-width="auto" style:text-underline-color="font-color" fo:font-weight="bold" officeooo:rsid="00109096" officeooo:paragraph-rsid="00109096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Tibetan Machine Uni" fo:font-size="14pt" fo:font-style="italic" officeooo:rsid="000f0bd9" officeooo:paragraph-rsid="000f0bd9" style:font-size-asian="14pt" style:font-style-asian="italic" style:font-size-complex="14pt" style:font-style-complex="italic"/>
    </style:style>
    <style:style style:name="P5" style:family="paragraph" style:parent-style-name="Standard" style:list-style-name="L1">
      <style:text-properties style:font-name="LM Roman 10" officeooo:rsid="000f0bd9" officeooo:paragraph-rsid="000f0bd9"/>
    </style:style>
    <style:style style:name="P6" style:family="paragraph" style:parent-style-name="Standard" style:list-style-name="L2">
      <style:text-properties style:font-name="LM Roman 10" fo:font-style="normal" style:text-underline-style="none" fo:font-weight="normal" officeooo:rsid="000f0bd9" officeooo:paragraph-rsid="000f0bd9" style:font-style-asian="normal" style:font-weight-asian="normal" style:font-style-complex="normal" style:font-weight-complex="normal"/>
    </style:style>
    <style:style style:name="P7" style:family="paragraph" style:parent-style-name="Standard" style:list-style-name="L2">
      <style:text-properties style:font-name="LM Roman 10" fo:font-style="normal" style:text-underline-style="none" fo:font-weight="normal" officeooo:rsid="00109096" officeooo:paragraph-rsid="00109096" style:font-style-asian="normal" style:font-weight-asian="normal" style:font-style-complex="normal" style:font-weight-complex="normal"/>
    </style:style>
    <style:style style:name="P8" style:family="paragraph" style:parent-style-name="Standard" style:list-style-name="L3">
      <style:text-properties style:font-name="LM Roman 10" fo:font-style="normal" style:text-underline-style="none" fo:font-weight="normal" officeooo:rsid="00109096" officeooo:paragraph-rsid="00109096" style:font-style-asian="normal" style:font-weight-asian="normal" style:font-style-complex="normal" style:font-weight-complex="normal"/>
    </style:style>
    <style:style style:name="P9" style:family="paragraph" style:parent-style-name="Standard" style:list-style-name="L4">
      <style:text-properties style:font-name="LM Roman 10" fo:font-style="normal" style:text-underline-style="none" fo:font-weight="normal" officeooo:rsid="00109096" officeooo:paragraph-rsid="00109096" style:font-style-asian="normal" style:font-weight-asian="normal" style:font-style-complex="normal" style:font-weight-complex="normal"/>
    </style:style>
    <style:style style:name="P10" style:family="paragraph" style:parent-style-name="Standard" style:list-style-name="L5">
      <style:text-properties style:font-name="LM Roman 10" fo:font-style="normal" style:text-underline-style="none" fo:font-weight="normal" officeooo:rsid="00109096" officeooo:paragraph-rsid="0010909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LM Roman 10" fo:font-style="normal" style:text-underline-style="none" fo:font-weight="normal" officeooo:rsid="00109096" officeooo:paragraph-rsid="00109096" style:font-style-asian="normal" style:font-weight-asian="normal" style:font-style-complex="normal" style:font-weight-complex="normal"/>
    </style:style>
    <style:style style:name="P12" style:family="paragraph" style:parent-style-name="Standard" style:list-style-name="L6">
      <style:text-properties style:font-name="LM Roman 10" fo:font-style="normal" style:text-underline-style="none" fo:font-weight="normal" officeooo:rsid="00109096" officeooo:paragraph-rsid="00109096" style:font-style-asian="normal" style:font-weight-asian="normal" style:font-style-complex="normal" style:font-weight-complex="normal"/>
    </style:style>
    <style:style style:name="P13" style:family="paragraph" style:parent-style-name="Standard" style:list-style-name="L6">
      <style:text-properties style:font-name="LM Roman 10" fo:font-style="normal" style:text-underline-style="none" fo:font-weight="normal" officeooo:rsid="0011ac1c" officeooo:paragraph-rsid="0011ac1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LM Roman 10" fo:font-style="normal" style:text-underline-style="none" fo:font-weight="normal" officeooo:rsid="0011ac1c" officeooo:paragraph-rsid="0011ac1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LM Roman 10" fo:font-style="italic" style:text-underline-style="solid" style:text-underline-width="auto" style:text-underline-color="font-color" fo:font-weight="bold" officeooo:rsid="0012553a" officeooo:paragraph-rsid="0012553a" style:font-style-asian="italic" style:font-weight-asian="bold" style:font-style-complex="italic" style:font-weight-complex="bold"/>
    </style:style>
    <style:style style:name="P16" style:family="paragraph" style:parent-style-name="Standard" style:list-style-name="L7">
      <style:text-properties style:font-name="LM Roman 10" fo:font-style="italic" style:text-underline-style="solid" style:text-underline-width="auto" style:text-underline-color="font-color" fo:font-weight="bold" officeooo:rsid="0012553a" officeooo:paragraph-rsid="0012553a" style:font-style-asian="italic" style:font-weight-asian="bold" style:font-style-complex="italic" style:font-weight-complex="bold"/>
    </style:style>
    <style:style style:name="P17" style:family="paragraph" style:parent-style-name="Standard" style:list-style-name="L9">
      <style:text-properties style:font-name="LM Roman 10" fo:font-style="italic" style:text-underline-style="solid" style:text-underline-width="auto" style:text-underline-color="font-color" fo:font-weight="bold" officeooo:rsid="0012553a" officeooo:paragraph-rsid="0012553a" style:font-style-asian="italic" style:font-weight-asian="bold" style:font-style-complex="italic" style:font-weight-complex="bold"/>
    </style:style>
    <style:style style:name="P18" style:family="paragraph" style:parent-style-name="Standard">
      <style:text-properties style:font-name="LM Roman 10" fo:font-style="italic" style:text-underline-style="solid" style:text-underline-width="auto" style:text-underline-color="font-color" fo:font-weight="bold" officeooo:rsid="00126d7e" officeooo:paragraph-rsid="00126d7e" style:font-style-asian="italic" style:font-weight-asian="bold" style:font-style-complex="italic" style:font-weight-complex="bold"/>
    </style:style>
    <style:style style:name="P19" style:family="paragraph" style:parent-style-name="Standard" style:list-style-name="L10">
      <style:text-properties style:font-name="LM Roman 10" fo:font-style="italic" style:text-underline-style="solid" style:text-underline-width="auto" style:text-underline-color="font-color" fo:font-weight="bold" officeooo:rsid="00126d7e" officeooo:paragraph-rsid="00126d7e" style:font-style-asian="italic" style:font-weight-asian="bold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gital Ocean Notes:</text:p>
      <text:p text:style-name="P1"/>
      <text:list xml:id="list5036252548656912456" text:style-name="L1">
        <text:list-item>
          <text:p text:style-name="P5">Step One: Give Droplet a Name (can be changed)</text:p>
        </text:list-item>
        <text:list-item>
          <text:p text:style-name="P5">Step Two: Choose region (Want New York 3)</text:p>
        </text:list-item>
        <text:list-item>
          <text:p text:style-name="P5">Step Three: Look at the images, the default Linux is good. If you want some application stuff if they speak to you, you then can easily start up. Image refers to a snapshot of a machine with a bunch of stuff installed. Snapshot is a complete image(backup) of your box at some point in time</text:p>
        </text:list-item>
        <text:list-item>
          <text:p text:style-name="P5">Step Four: ADD YOUR SSH KEYS BEFORE YOU CREATE THE DROPLET</text:p>
          <text:list>
            <text:list-item>
              <text:p text:style-name="P5">Its just ugly otherwise</text:p>
            </text:list-item>
          </text:list>
        </text:list-item>
        <text:list-item>
          <text:p text:style-name="P5">Can destroy your droplet so you do not lose money</text:p>
        </text:list-item>
        <text:list-item>
          <text:p text:style-name="P5">Can powercycle droplet which can restart if its TOTALLY frozen</text:p>
        </text:list-item>
        <text:list-item>
          <text:p text:style-name="P5">Power off can be done for certain things that need it</text:p>
        </text:list-item>
        <text:list-item>
          <text:p text:style-name="P5">Console Access literally gives you a console as if you ssh-ed into the box (slower than actually ssh-ing in</text:p>
        </text:list-item>
        <text:list-item>
          <text:p text:style-name="P5">Can resize box (if powered off)</text:p>
        </text:list-item>
        <text:list-item>
          <text:p text:style-name="P5">Can create a snapshot (if powered off)</text:p>
          <text:list>
            <text:list-item>
              <text:p text:style-name="P5">Once snapshot is taken you can share it with everyone else so they have the same droplet, can transfer to other locations (i.e. London or the other data centers)</text:p>
            </text:list-item>
          </text:list>
        </text:list-item>
      </text:list>
      <text:p text:style-name="P2">How to Connect to the Box:</text:p>
      <text:list xml:id="list8572925375910314273" text:style-name="L2">
        <text:list-item>
          <text:p text:style-name="P6">ssh to root@*IP Address*</text:p>
        </text:list-item>
        <text:list-item>
          <text:p text:style-name="P6">First thing is add a user (Do not do everything as root! You will mess something up</text:p>
          <text:list>
            <text:list-item>
              <text:p text:style-name="P6">To do (<text:span text:style-name="T1">Important Command</text:span>): adduser &lt;uname&gt; [Adds a user]</text:p>
            </text:list-item>
            <text:list-item>
              <text:p text:style-name="P6">Also Do (<text:span text:style-name="T1">Other Important Command</text:span>): addgroup &lt;uname&gt; sudo [lets you do sudo stuff)</text:p>
            </text:list-item>
            <text:list-item>
              <text:p text:style-name="P6">Do these as the first time as root (all future times you can log in as the user)</text:p>
            </text:list-item>
          </text:list>
        </text:list-item>
        <text:list-item>
          <text:p text:style-name="P6">More Commands: ssh-copy-id &lt;uname&gt;@*IP Address*</text:p>
          <text:list>
            <text:list-item>
              <text:p text:style-name="P6">Now can ssh in without having to type a password</text:p>
            </text:list-item>
          </text:list>
        </text:list-item>
        <text:list-item>
          <text:p text:style-name="P7">You want to do stuff as root?</text:p>
          <text:list>
            <text:list-item>
              <text:p text:style-name="P7">Put: sudo &lt;command&gt;</text:p>
            </text:list-item>
            <text:list-item>
              <text:p text:style-name="P7">If you need to become root you do: sudo su</text:p>
              <text:list>
                <text:list-item>
                  <text:p text:style-name="P7">Then Type in YOUR password and you will become root</text:p>
                </text:list-item>
              </text:list>
            </text:list-item>
            <text:list-item>
              <text:p text:style-name="P7">you really should not become root, you should do sudo for each command if you want to be safer</text:p>
            </text:list-item>
          </text:list>
        </text:list-item>
      </text:list>
      <text:p text:style-name="P3">Update All the Packages:</text:p>
      <text:list xml:id="list1317131888477776927" text:style-name="L3">
        <text:list-item>
          <text:p text:style-name="P8">Do these:</text:p>
        </text:list-item>
        <text:list-item>
          <text:p text:style-name="P8">sudo apt-get update</text:p>
        </text:list-item>
        <text:list-item>
          <text:p text:style-name="P8">sudo apt-get upgrade</text:p>
        </text:list-item>
        <text:list-item>
          <text:p text:style-name="P8"><text:soft-page-break/>Good stuff to install:</text:p>
          <text:list>
            <text:list-item>
              <text:p text:style-name="P8">do apt-get install &lt;thing to install&gt; for these in the thing to install part:</text:p>
              <text:list>
                <text:list-item>
                  <text:p text:style-name="P8">git</text:p>
                </text:list-item>
                <text:list-item>
                  <text:p text:style-name="P8">emacs (or whatever you use)</text:p>
                </text:list-item>
                <text:list-item>
                  <text:p text:style-name="P8">python-dev</text:p>
                </text:list-item>
                <text:list-item>
                  <text:p text:style-name="P8">python-virtualenv</text:p>
                </text:list-item>
                <text:list-item>
                  <text:p text:style-name="P8">python-pip</text:p>
                </text:list-item>
                <text:list-item>
                  <text:p text:style-name="P8">sqlite3</text:p>
                </text:list-item>
                <text:list-item>
                  <text:p text:style-name="P8">mongodb</text:p>
                </text:list-item>
                <text:list-item>
                  <text:p text:style-name="P8">mongodb-clients</text:p>
                </text:list-item>
              </text:list>
            </text:list-item>
            <text:list-item>
              <text:p text:style-name="P8">Cant mix and match pip and apt-get (pip is more up to date)</text:p>
            </text:list-item>
          </text:list>
        </text:list-item>
      </text:list>
      <text:p text:style-name="P3">Domain Name:</text:p>
      <text:list xml:id="list217712526973152486" text:style-name="L4">
        <text:list-item>
          <text:p text:style-name="P9">Go to a service which offers domains, register your ip address to the domain and huzzah you can use it instead of memorizing the ip address</text:p>
        </text:list-item>
      </text:list>
      <text:p text:style-name="P3">Github</text:p>
      <text:list xml:id="list936804563303046124" text:style-name="L5">
        <text:list-item>
          <text:p text:style-name="P10">generate a ssh key just like a normal box so you can add it to github</text:p>
          <text:list>
            <text:list-item>
              <text:p text:style-name="P10">cloneing, pushing, branching, etc. all that good stuff</text:p>
            </text:list-item>
          </text:list>
        </text:list-item>
      </text:list>
      <text:p text:style-name="P3"/>
      <text:p text:style-name="P11"><text:line-break/></text:p>
      <text:p text:style-name="P3"/>
      <text:list xml:id="list3977142497057705842" text:style-name="L6">
        <text:list-item>
          <text:p text:style-name="P12">Do:</text:p>
          <text:list>
            <text:list-item>
              <text:p text:style-name="P12">sudo pip install flask</text:p>
            </text:list-item>
            <text:list-item>
              <text:p text:style-name="P12">sudo pip install gunicorn</text:p>
            </text:list-item>
            <text:list-item>
              <text:p text:style-name="P12">etc.</text:p>
            </text:list-item>
          </text:list>
        </text:list-item>
        <text:list-item>
          <text:p text:style-name="P13">Other way to transfer files besides git!</text:p>
          <text:list>
            <text:list-item>
              <text:p text:style-name="P13">Scp &lt;filename&gt; &lt;user&gt;@&lt;domainname/Ip address of your droplet&gt;:</text:p>
              <text:list>
                <text:list-item>
                  <text:p text:style-name="P13">Dont forget the colon at the end</text:p>
                </text:list-item>
              </text:list>
            </text:list-item>
            <text:list-item>
              <text:p text:style-name="P13">Cooler way!</text:p>
              <text:list>
                <text:list-item>
                  <text:p text:style-name="P13">Sshfs (must be installed)</text:p>
                  <text:list>
                    <text:list-item>
                      <text:p text:style-name="P13">Allows you to mount directories remotely via ssh-copy</text:p>
                      <text:list>
                        <text:list-item>
                          <text:p text:style-name="P13">sshfs &lt;user&gt;@&lt;ip/domain&gt;: &lt;dir name one&gt; &lt;dir name two&gt;</text:p>
                        </text:list-item>
                        <text:list-item>
                          <text:p text:style-name="P13">Work in one directory shows up in both</text:p>
                          <text:list>
                            <text:list-item>
                              <text:p text:style-name="P13">Can unmount....somehow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Do: sudo apt-get install nginx</text:p>
          <text:list>
            <text:list-item>
              <text:p text:style-name="P13">Lets you get real web server (kind of will be explained fully tmrw)</text:p>
            </text:list-item>
          </text:list>
        </text:list-item>
      </text:list>
      <text:p text:style-name="P14"/>
      <text:p text:style-name="P15">NGINX</text:p>
      <text:list xml:id="list7696795642206519556" text:style-name="L7">
        <text:list-item>
          <text:p text:style-name="P16"><text:span text:style-name="T2">/etc/init.d/nginx/sites-enabled/default</text:span></text:p>
          <text:list>
            <text:list-item>
              <text:p text:style-name="P16"><text:soft-page-break/><text:span text:style-name="T2">In here change server_name to domain name (ie sd6.crabdance.com)</text:span></text:p>
            </text:list-item>
          </text:list>
        </text:list-item>
      </text:list>
      <text:p text:style-name="P15"/>
      <text:p text:style-name="P15">Gunicorn</text:p>
      <text:list xml:id="list5990908547565263793" text:style-name="L9">
        <text:list-item>
          <text:p text:style-name="P17"><text:span text:style-name="T2">has replacement for default file so you do not need to type in 8000</text:span></text:p>
        </text:list-item>
        <text:list-item>
          <text:p text:style-name="P17"><text:span text:style-name="T2">Typical command line:</text:span></text:p>
          <text:list>
            <text:list-item>
              <text:p text:style-name="P17"><text:span text:style-name="T2">goes in runme: gunicorn -w 4 -p pidfile -b 127.0.0.1:8000 app:app.py (Syntax???)</text:span></text:p>
            </text:list-item>
            <text:list-item>
              <text:p text:style-name="P17"><text:span text:style-name="T2">if in command prompt gunicorn -w 4 -b 0.0.0.0:8000 app:app.py (Syntax???)</text:span></text:p>
            </text:list-item>
            <text:list-item>
              <text:p text:style-name="P17"><text:span text:style-name="T2">Change the 0.0.0.0 to the ip (eg 127.0.0.1) to prevent people from using the port 8000</text:span></text:p>
            </text:list-item>
            <text:list-item>
              <text:p text:style-name="P17"><text:span text:style-name="T2">goes in killme: kill -9 pidfile (Syntax???)</text:span></text:p>
            </text:list-item>
            <text:list-item>
              <text:p text:style-name="P17"><text:span text:style-name="T2">(do chmod -x for both killme and readme)</text:span></text:p>
            </text:list-item>
          </text:list>
        </text:list-item>
      </text:list>
      <text:p text:style-name="P15"/>
      <text:p text:style-name="P18">Optional Setup Stuff</text:p>
      <text:list xml:id="list5687663337155854494" text:style-name="L10">
        <text:list-item>
          <text:p text:style-name="P19"><text:span text:style-name="T2">makes sure nginx handles static stuff</text:span></text:p>
        </text:list-item>
        <text:list-item>
          <text:p text:style-name="P19"><text:span text:style-name="T2">location ^~ /static/{</text:span></text:p>
          <text:list>
            <text:list-item>
              <text:p text:style-name="P19"><text:span text:style-name="T2">root /var/www/;</text:span></text:p>
            </text:list-item>
            <text:list-item>
              <text:p text:style-name="P19"><text:span text:style-name="T2">}</text:span></text:p>
            </text:list-item>
          </text:list>
        </text:list-item>
        <text:list-item>
          <text:p text:style-name="P19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M Roman 10" svg:font-family="'LM Roman 10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2:01:23.793102800</meta:creation-date>
    <dc:date>2015-01-07T12:23:16.735933849</dc:date>
    <meta:editing-duration>PT5M10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3" meta:paragraph-count="79" meta:word-count="670" meta:character-count="3444" meta:non-whitespace-character-count="2920"/>
  </office:meta>
</office:document-meta>
</file>